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4" style:family="paragraph" style:parent-style-name="Standard">
      <style:text-properties fo:font-size="14pt" officeooo:paragraph-rsid="00e1817e" style:font-size-asian="14pt" style:font-size-complex="14pt"/>
    </style:style>
    <style:style style:name="P5" style:family="paragraph" style:parent-style-name="Standard">
      <style:text-properties fo:font-size="14pt" officeooo:paragraph-rsid="00ed9aa0" style:font-size-asian="14pt" style:font-size-complex="14pt"/>
    </style:style>
    <style:style style:name="P6" style:family="paragraph" style:parent-style-name="Standard">
      <style:paragraph-properties fo:text-align="center" style:justify-single-word="false"/>
      <style:text-properties fo:font-size="20pt" fo:font-weight="bold" officeooo:paragraph-rsid="00e1817e" style:font-size-asian="20pt" style:font-weight-asian="bold" style:font-size-complex="20pt" style:font-weight-complex="bold"/>
    </style:style>
    <style:style style:name="P7" style:family="paragraph" style:parent-style-name="Standard">
      <style:paragraph-properties fo:text-align="center" style:justify-single-word="false"/>
      <style:text-properties fo:font-size="20pt" fo:font-weight="bold" officeooo:paragraph-rsid="00ed9aa0" style:font-size-asian="20pt" style:font-weight-asian="bold" style:font-size-complex="20pt" style:font-weight-complex="bold"/>
    </style:style>
    <style:style style:name="P8" style:family="paragraph" style:parent-style-name="Standard">
      <style:text-properties style:text-position="0% 100%" fo:font-size="14pt" style:text-underline-style="none" fo:font-weight="normal" officeooo:rsid="00dc34ac" style:font-size-asian="14pt" style:font-weight-asian="normal" style:font-size-complex="14pt" style:font-weight-complex="normal"/>
    </style:style>
    <style:style style:name="P9" style:family="paragraph" style:parent-style-name="Standard">
      <style:text-properties style:text-position="0% 100%" fo:font-size="14pt" style:text-underline-style="none" fo:font-weight="normal" officeooo:rsid="00e88722" officeooo:paragraph-rsid="00e88722" style:font-size-asian="14pt" style:font-weight-asian="normal" style:font-size-complex="14pt" style:font-weight-complex="normal"/>
    </style:style>
    <style:style style:name="P10" style:family="paragraph" style:parent-style-name="Standard">
      <style:text-properties style:text-position="0% 100%" fo:font-size="14pt" style:text-underline-style="none" fo:font-weight="normal" officeooo:rsid="00ebe3a3" officeooo:paragraph-rsid="00ebe3a3" style:font-size-asian="14pt" style:font-weight-asian="normal" style:font-size-complex="14pt" style:font-weight-complex="normal"/>
    </style:style>
    <style:style style:name="P11" style:family="paragraph" style:parent-style-name="Standard">
      <style:text-properties style:text-position="0% 100%" fo:font-size="14pt" style:text-underline-style="none" fo:font-weight="normal" officeooo:rsid="00ed9aa0" officeooo:paragraph-rsid="00ed9aa0" style:font-size-asian="14pt" style:font-weight-asian="normal" style:font-size-complex="14pt" style:font-weight-complex="normal"/>
    </style:style>
    <style:style style:name="P12" style:family="paragraph" style:parent-style-name="Standard">
      <style:text-properties style:text-position="0% 100%" fo:font-size="14pt" style:text-underline-style="none" fo:font-weight="normal" officeooo:rsid="00ef86a7" officeooo:paragraph-rsid="00ef86a7" style:font-size-asian="14pt" style:font-weight-asian="normal" style:font-size-complex="14pt" style:font-weight-complex="normal"/>
    </style:style>
    <style:style style:name="P13" style:family="paragraph" style:parent-style-name="Standard">
      <style:text-properties style:text-position="0% 100%" fo:font-size="14pt" style:text-underline-style="none" fo:font-weight="normal" officeooo:rsid="00f05306" officeooo:paragraph-rsid="00f05306" style:font-size-asian="14pt" style:font-weight-asian="normal" style:font-size-complex="14pt" style:font-weight-complex="normal"/>
    </style:style>
    <style:style style:name="T1" style:family="text">
      <style:text-properties officeooo:rsid="00e88722"/>
    </style:style>
    <style:style style:name="T2" style:family="text">
      <style:text-properties officeooo:rsid="00ebe3a3"/>
    </style:style>
    <style:style style:name="T3" style:family="text">
      <style:text-properties fo:font-weight="bold" style:font-weight-asian="bold" style:font-weight-complex="bold"/>
    </style:style>
    <style:style style:name="T4" style:family="text">
      <style:text-properties officeooo:rsid="00ed9aa0"/>
    </style:style>
    <style:style style:name="T5" style:family="text">
      <style:text-properties officeooo:rsid="00ef86a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ext:span text:style-name="T1">Albrecht Search</text:span>.</text:p>
      <text:p text:style-name="P1">Richard Parker <text:span text:style-name="T2">15.4</text:span>.201<text:span text:style-name="T1">9</text:span></text:p>
      <text:p text:style-name="P8"/>
      <text:p text:style-name="P6">Section <text:span text:style-name="T1">1</text:span> – <text:span text:style-name="T1">Introduction.</text:span></text:p>
      <text:p text:style-name="P4"/>
      <text:p text:style-name="P9">This document is the "ideas" document for the project of <text:span text:style-name="T2">finding, ideally with proof, for each extenson field, the minimum number of matrices that need to be multiplied (over the ground field) to work in the extension field.</text:span></text:p>
      <text:p text:style-name="P9"/>
      <text:p text:style-name="P10">The general case is the <text:span text:style-name="T3">assymetric</text:span> case, where at least some of the pairs of matrices multiplied are not made using the same linear forms. <text:s/>Heuristics suggest that this will usually not be the best case, and at this time it is, I believe, reasonable to conjecture that whenever an assymetric solution exists, there is a symmetric one that is just as good. <text:s/>Nevertheless if one wants to prove impossibility, assymetric cases must be considered, and - as far as I can see so far - this is the largest search, sadly with the smallest chance of success.</text:p>
      <text:p text:style-name="P10"/>
      <text:p text:style-name="P10">All the good cases I know are <text:span text:style-name="T3">symmetric</text:span>, where all the pairs are made using the same linear forms. <text:s/>Although there are fewer of these to try, the chances of success seem substantially greater, and it is in this case that the searches are most likely to actually produce good methods.</text:p>
      <text:p text:style-name="P10"/>
      <text:p text:style-name="P10">Yet more restricted are the <text:span text:style-name="T3">polynomial</text:span> cases, where the information is sufficient to compute the product polynomial - not just its reduction modulo the defining one. <text:s/>This includes the "interpolation" methods, where the search space can become very small.</text:p>
      <text:p text:style-name="P10"/>
      <text:p text:style-name="P7">Section <text:span text:style-name="T4">2</text:span> – <text:span text:style-name="T4">First Steps.</text:span></text:p>
      <text:p text:style-name="P5"/>
      <text:p text:style-name="P11">The "albf" program is alread used (15.4.19) to test whether a given set of tensors can be used, and the first step is to convert this into a subroutine for testing. <text:s/>We can then do a few exhaustive searches. <text:s/>This will not be the fastest way to search (and at the moment I do not know a good way, let alone the "best" way) but some of the searches are very small, and hopefully we can get our first batch of results this way. <text:s/>Let's look at albf to see what it does, and to consider how best to make a subroutine that can be used to test tensors for suitability.</text:p>
      <text:p text:style-name="P11"/>
      <text:p text:style-name="P11">It first sets the scene by reading the matrices in.</text:p>
      <text:p text:style-name="P11"/>
      <text:p text:style-name="P11">It then computes the tensors.</text:p>
      <text:p text:style-name="P11"/>
      <text:p text:style-name="P11"/>
      <text:p text:style-name="P11"><text:soft-page-break/>The next step is to compute the matrix that we want to express. <text:s/>This uses the Conway polynomial as the defining one, but that should be fine. <text:s/>As far as I can see, these first two steps can readily be swapped.</text:p>
      <text:p text:style-name="P11"/>
      <text:p text:style-name="P11">The next step is to put the tensors into echelon form, including back-cleaning.</text:p>
      <text:p text:style-name="P11"/>
      <text:p text:style-name="P11">The next step extracts the pivots from the wanted matrix. <text:s/>If the system is working (and albf is primarily designed for that case) <text:span text:style-name="T5">this should be the expression of the wanted matrix in terms of the tensors, so a simple memcmp tells us whether this has worked. <text:s/>If it has, the answer is in the transposed matrix lfb.</text:span></text:p>
      <text:p text:style-name="P11"/>
      <text:p text:style-name="P12">It is clearly fairly easy to convert this into a subroutine returning 1 if the tensors do not work and 0 if they do.</text:p>
      <text:p text:style-name="P12"/>
      <text:p text:style-name="P13">I therefore propose to write a program albs.c to do the simple, brute-force assymeric search, in the hopes that it might at least do 8, 16 and 27.</text:p>
      <text:p text:style-name="P11"/>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9-04-16T08:31:35.116868108</dc:date>
    <meta:editing-duration>P4DT7H13M16S</meta:editing-duration>
    <meta:editing-cycles>425</meta:editing-cycles>
    <meta:generator>LibreOffice/5.1.6.2$Linux_X86_64 LibreOffice_project/10m0$Build-2</meta:generator>
    <meta:printed-by>User </meta:printed-by>
    <meta:print-date>2012-07-06T16:23:45</meta:print-date>
    <meta:document-statistic meta:table-count="0" meta:image-count="0" meta:object-count="0" meta:page-count="2" meta:paragraph-count="17" meta:word-count="529" meta:character-count="2918" meta:non-whitespace-character-count="2393"/>
  </office:meta>
</office:document-meta>
</file>